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87pt" svg:x="12.73pt" svg:y="1.62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1" calcext:value-type="float">
            <text:p>171</text:p>
          </table:table-cell>
          <table:table-cell table:style-name="ce6" table:formula="of:=([.H49]/[.G49])" office:value-type="percentage" office:value="0.159366262814539" calcext:value-type="percentage">
            <text:p>15.94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593.66262814539" calcext:value-type="float">
            <text:p>1593.66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6145" calcext:value-type="float">
            <text:p>156145</text:p>
          </table:table-cell>
          <table:table-cell table:style-name="ce1" table:formula="of:=SUM([.H3:.H70])" office:value-type="float" office:value="8980" calcext:value-type="float">
            <text:p>8980</text:p>
          </table:table-cell>
          <table:table-cell table:style-name="ce6" table:formula="of:=([.H72]/[.G72])" office:value-type="percentage" office:value="0.0575106471548881" calcext:value-type="percentage">
            <text:p>5.75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9:29:33.419448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10-29T19:29:57.561187278</dc:date>
    <meta:editing-duration>P2DT16H39M33S</meta:editing-duration>
    <meta:editing-cycles>109</meta:editing-cycles>
    <meta:generator>LibreOffice/6.0.6.2$Linux_X86_64 LibreOffice_project/00m0$Build-2</meta:generator>
    <meta:document-statistic meta:table-count="2" meta:cell-count="139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1">
                <text:p>171</text:p>
              </table:table-cell>
              <table:table-cell office:value-type="float" office:value="107.3">
                <text:p>107.3</text:p>
              </table:table-cell>
              <table:table-cell office:value-type="float" office:value="1593.66262814539">
                <text:p>1593.662628145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